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41500000145F81DAC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padding-top="0.125cm" fo:padding-bottom="0.125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3465a4" svg:stroke-opacity="100%" draw:stroke-linejoin="round" draw:fill="none" draw:fill-color="#ffffff" draw:textarea-horizontal-align="justify" draw:textarea-vertical-align="middle" draw:auto-grow-height="false" fo:padding-top="0.125cm" fo:padding-bottom="0.125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3465a4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7" style:family="graphic" style:parent-style-name="standard">
      <style:graphic-properties draw:stroke="solid" svg:stroke-width="0.026cm" svg:stroke-color="#3465a4" svg:stroke-opacity="100%" draw:stroke-linejoin="round" draw:fill="solid" draw:fill-color="#b2b2b2" draw:textarea-horizontal-align="justify" draw:textarea-vertical-align="middle" draw:auto-grow-height="false" fo:padding-top="0.125cm" fo:padding-bottom="0.125cm" fo:padding-left="0.25cm" fo:padding-right="0.25cm" fo:wrap-option="no-wrap" draw:shadow-color="#808080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el1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fo:min-height="15.404cm" draw:shadow-color="#808080"/>
    </style:style>
    <style:style style:name="pr6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527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497cm" style:use-optimal-column-width="false"/>
    </style:style>
    <style:style style:name="co2" style:family="table-column">
      <style:table-column-properties style:column-width="16.054cm" style:use-optimal-column-width="false"/>
    </style:style>
    <style:style style:name="co3" style:family="table-column">
      <style:table-column-properties style:column-width="8.935cm" style:use-optimal-column-width="false"/>
    </style:style>
    <style:style style:name="co4" style:family="table-column">
      <style:table-column-properties style:column-width="5.125cm" style:use-optimal-column-width="false"/>
    </style:style>
    <style:style style:name="co5" style:family="table-column">
      <style:table-column-properties style:column-width="4.182cm" style:use-optimal-column-width="false"/>
    </style:style>
    <style:style style:name="co6" style:family="table-column">
      <style:table-column-properties style:column-width="5.071cm" style:use-optimal-column-width="false"/>
    </style:style>
    <style:style style:name="ro1" style:family="table-row">
      <style:table-row-properties style:row-height="1.277cm"/>
    </style:style>
    <style:style style:name="ro2" style:family="table-row">
      <style:table-row-properties style:row-height="2.105cm"/>
    </style:style>
    <style:style style:name="ro3" style:family="table-row">
      <style:table-row-properties style:row-height="2.103cm"/>
    </style:style>
    <style:style style:name="ro4" style:family="table-row">
      <style:table-row-properties style:row-height="1.238cm"/>
    </style:style>
    <style:style style:name="ro5" style:family="table-row">
      <style:table-row-properties style:row-height="1.284cm"/>
    </style:style>
    <style:style style:name="ro6" style:family="table-row">
      <style:table-row-properties style:row-height="1.808cm"/>
    </style:style>
    <style:style style:name="ro7" style:family="table-row">
      <style:table-row-properties style:row-height="2.486cm"/>
    </style:style>
    <style:style style:name="ro8" style:family="table-row">
      <style:table-row-properties style:row-height="1.13cm"/>
    </style:style>
    <style:style style:name="ro9" style:family="table-row">
      <style:table-row-properties style:row-height="3.164cm"/>
    </style:style>
    <style:style style:name="ce1" style:family="table-cell">
      <style:graphic-properties draw:fill="solid" draw:fill-color="#b3b3b3" draw:opacity="100%" style:repeat="repeat" draw:textarea-horizontal-align="left" draw:textarea-vertical-align="top" fo:padding-top="0.215cm" fo:padding-bottom="0.13cm" fo:padding-left="0.25cm" fo:padding-right="0.25cm"/>
      <style:paragraph-properties fo:margin-left="0cm" fo:margin-right="0cm" fo:line-height="89%" fo:text-indent="0cm" fo:border="0.03pt solid #ffffff" style:line-break="strict"/>
    </style:style>
    <style:style style:name="ce2" style:family="table-cell">
      <style:graphic-properties draw:fill="solid" draw:fill-color="#b3b3b3" draw:opacity="100%" style:repeat="repeat" draw:textarea-horizontal-align="left" draw:textarea-vertical-align="top" fo:padding-top="0.215cm" fo:padding-bottom="0.13cm" fo:padding-left="0.25cm" fo:padding-right="0.25cm"/>
      <style:paragraph-properties fo:margin-left="0cm" fo:margin-right="0cm" fo:line-height="89%" fo:text-indent="0cm" fo:border="0.03pt solid #ffffff" style:line-break="strict"/>
    </style:style>
    <style:style style:name="ce3" style:family="table-cell">
      <style:graphic-properties draw:fill="solid" draw:fill-color="#cccccc" draw:opacity="100%" style:repeat="repeat" draw:textarea-horizontal-align="left" draw:textarea-vertical-align="top" fo:padding-top="0.215cm" fo:padding-bottom="0.13cm" fo:padding-left="0.25cm" fo:padding-right="0.25cm"/>
      <style:paragraph-properties fo:margin-left="0cm" fo:margin-right="0cm" fo:line-height="89%" fo:text-indent="0cm" fo:border="0.03pt solid #ffffff" style:line-break="strict"/>
    </style:style>
    <style:style style:name="ce4" style:family="table-cell">
      <style:graphic-properties draw:fill="solid" draw:fill-color="#cccccc" draw:opacity="100%" style:repeat="repeat" draw:textarea-horizontal-align="left" draw:textarea-vertical-align="top" fo:padding-top="0.215cm" fo:padding-bottom="0.13cm" fo:padding-left="0.25cm" fo:padding-right="0.25cm"/>
      <style:paragraph-properties fo:margin-left="0cm" fo:margin-right="0cm" fo:line-height="89%" fo:text-indent="0cm" fo:border="0.03pt solid #ffffff" style:line-break="strict"/>
    </style:style>
    <style:style style:name="ce5" style:family="table-cell">
      <style:graphic-properties draw:fill="solid" draw:fill-color="#e6e6e6" draw:opacity="100%" style:repeat="repeat" draw:textarea-horizontal-align="left" draw:textarea-vertical-align="top" fo:padding-top="0.215cm" fo:padding-bottom="0.13cm" fo:padding-left="0.25cm" fo:padding-right="0.25cm"/>
      <style:paragraph-properties fo:margin-left="0cm" fo:margin-right="0cm" fo:line-height="89%" fo:text-indent="0cm" fo:border="0.03pt solid #ffffff" style:line-break="strict"/>
    </style:style>
    <style:style style:name="ce6" style:family="table-cell">
      <style:graphic-properties draw:fill="solid" draw:fill-color="#e6e6e6" draw:opacity="100%" style:repeat="repeat" draw:textarea-horizontal-align="left" draw:textarea-vertical-align="top" fo:padding-top="0.215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7" style:family="table-cell">
      <style:graphic-properties draw:fill="solid" draw:fill-color="#cccccc" draw:opacity="100%" style:repeat="repeat" draw:textarea-horizontal-align="left" draw:textarea-vertical-align="top" fo:padding-top="0.215cm" fo:padding-bottom="0.13cm" fo:padding-left="0.25cm" fo:padding-right="0.25cm"/>
      <style:paragraph-properties fo:margin-left="0cm" fo:margin-right="0cm" fo:line-height="89%" fo:text-indent="0cm" fo:border="0.03pt solid #ffffff" style:line-break="strict"/>
    </style:style>
    <style:style style:name="ce8" style:family="table-cell">
      <style:graphic-properties draw:fill="solid" draw:fill-color="#cccccc" draw:opacity="100%" style:repeat="repeat" draw:textarea-horizontal-align="left" draw:textarea-vertical-align="top" fo:padding-top="0.222cm" fo:padding-bottom="0.13cm" fo:padding-left="0.25cm" fo:padding-right="0.25cm"/>
      <style:paragraph-properties fo:margin-left="0cm" fo:margin-right="0cm" fo:line-height="88%" fo:text-indent="0cm" fo:border="0.03pt solid #ffffff" style:punctuation-wrap="hanging" style:line-break="strict"/>
    </style:style>
    <style:style style:name="ce9" style:family="table-cell">
      <style:graphic-properties draw:fill="solid" draw:fill-color="#e6e6e6" draw:opacity="100%" style:repeat="repeat" draw:textarea-horizontal-align="left" draw:textarea-vertical-align="top" fo:padding-top="0.222cm" fo:padding-bottom="0.13cm" fo:padding-left="0.25cm" fo:padding-right="0.25cm"/>
      <style:paragraph-properties fo:margin-left="0cm" fo:margin-right="0cm" fo:line-height="88%" fo:text-indent="0cm" fo:border="0.03pt solid #ffffff" style:punctuation-wrap="hanging" style:line-break="strict"/>
    </style:style>
    <style:style style:name="ce10" style:family="table-cell">
      <style:graphic-properties draw:fill="solid" draw:fill-color="#e6e6e6" draw:opacity="100%" style:repeat="repeat" draw:textarea-horizontal-align="left" draw:textarea-vertical-align="top" fo:padding-top="0.222cm" fo:padding-bottom="0.13cm" fo:padding-left="0.25cm" fo:padding-right="0.25cm"/>
      <style:paragraph-properties fo:margin-left="0cm" fo:margin-right="0cm" fo:line-height="88%" fo:text-indent="0cm" fo:border="0.03pt solid #ffffff" style:punctuation-wrap="hanging" style:line-break="strict"/>
    </style:style>
    <style:style style:name="ce11" style:family="table-cell">
      <style:graphic-properties draw:fill="solid" draw:fill-color="#cccccc" draw:opacity="100%" style:repeat="repeat" draw:textarea-horizontal-align="left" draw:textarea-vertical-align="top" fo:padding-top="0.176cm" fo:padding-bottom="0.13cm" fo:padding-left="0.25cm" fo:padding-right="0.25cm"/>
      <style:paragraph-properties fo:margin-left="0cm" fo:margin-right="0cm" fo:line-height="94%" fo:text-indent="0cm" fo:border="0.03pt solid #ffffff" style:line-break="strict"/>
    </style:style>
    <style:style style:name="ce12" style:family="table-cell">
      <style:graphic-properties draw:fill="solid" draw:fill-color="#cccccc" draw:opacity="100%" style:repeat="repeat" draw:textarea-horizontal-align="left" draw:textarea-vertical-align="top" fo:padding-top="0.176cm" fo:padding-bottom="0.13cm" fo:padding-left="0.25cm" fo:padding-right="0.25cm"/>
      <style:paragraph-properties fo:margin-left="0cm" fo:margin-right="0cm" fo:line-height="94%" fo:text-indent="0cm" fo:border="0.03pt solid #ffffff" style:line-break="strict"/>
    </style:style>
    <style:style style:name="ce13" style:family="table-cell">
      <style:graphic-properties draw:fill="solid" draw:fill-color="#e6e6e6" draw:opacity="100%" style:repeat="repeat" draw:textarea-horizontal-align="left" draw:textarea-vertical-align="top" fo:padding-top="0.215cm" fo:padding-bottom="0.13cm" fo:padding-left="0.25cm" fo:padding-right="0.25cm"/>
      <style:paragraph-properties fo:margin-left="0cm" fo:margin-right="0cm" fo:line-height="89%" fo:text-indent="0cm" fo:border="0.03pt solid #ffffff" style:line-break="strict"/>
    </style:style>
    <style:style style:name="ce14" style:family="table-cell">
      <style:graphic-properties draw:fill="solid" draw:fill-color="#e6e6e6" draw:opacity="100%" style:repeat="repeat" draw:textarea-horizontal-align="left" draw:textarea-vertical-align="top" fo:padding-top="0.222cm" fo:padding-bottom="0.13cm" fo:padding-left="0.25cm" fo:padding-right="0.25cm"/>
      <style:paragraph-properties fo:margin-left="0cm" fo:margin-right="0cm" fo:line-height="88%" fo:text-indent="0cm" fo:border="0.03pt solid #ffffff" style:punctuation-wrap="hanging" style:line-break="strict"/>
    </style:style>
    <style:style style:name="ce15" style:family="table-cell">
      <style:graphic-properties draw:fill="solid" draw:fill-color="#b3b3b3" draw:opacity="100%" style:repeat="repeat" draw:textarea-horizontal-align="left" draw:textarea-vertical-align="top" fo:padding-top="0.298cm" fo:padding-bottom="0.13cm" fo:padding-left="0.25cm" fo:padding-right="0.25cm"/>
      <style:paragraph-properties fo:margin-left="0cm" fo:margin-right="0cm" fo:line-height="87%" fo:text-indent="0cm" fo:border="0.03pt solid #ffffff" style:punctuation-wrap="hanging" style:line-break="strict"/>
    </style:style>
    <style:style style:name="ce16" style:family="table-cell">
      <style:graphic-properties draw:fill="solid" draw:fill-color="#b3b3b3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17" style:family="table-cell">
      <style:graphic-properties draw:fill="solid" draw:fill-color="#b3b3b3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18" style:family="table-cell">
      <style:graphic-properties draw:fill="solid" draw:fill-color="#b3b3b3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19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20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21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22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23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24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25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26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27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28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29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30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31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32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33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34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35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36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37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38" style:family="table-cell">
      <style:graphic-properties draw:fill="solid" draw:fill-color="#cccccc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39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40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41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ce42" style:family="table-cell">
      <style:graphic-properties draw:fill="solid" draw:fill-color="#e6e6e6" draw:opacity="100%" style:repeat="repeat" draw:textarea-horizontal-align="left" draw:textarea-vertical-align="top" fo:padding-top="0.237cm" fo:padding-bottom="0.13cm" fo:padding-left="0.25cm" fo:padding-right="0.25cm"/>
      <style:paragraph-properties fo:margin-left="0cm" fo:margin-right="0cm" fo:line-height="89%" fo:text-indent="0cm" fo:border="0.03pt solid #ffffff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line-height="89%" fo:text-indent="0cm" style:line-break="strict"/>
    </style:style>
    <style:style style:name="P8" style:family="paragraph">
      <style:paragraph-properties fo:margin-left="0cm" fo:margin-right="0cm" fo:line-height="89%" fo:text-indent="0cm" style:punctuation-wrap="hanging" style:line-break="strict"/>
    </style:style>
    <style:style style:name="P9" style:family="paragraph">
      <style:paragraph-properties fo:margin-left="0cm" fo:margin-right="0cm" fo:line-height="88%" fo:text-indent="0cm" style:punctuation-wrap="hanging" style:line-break="strict"/>
    </style:style>
    <style:style style:name="P10" style:family="paragraph">
      <style:paragraph-properties fo:margin-left="0cm" fo:margin-right="0cm" fo:line-height="94%" fo:text-indent="0cm" style:line-break="strict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language="de" fo:country="DE"/>
    </style:style>
    <style:style style:name="T3" style:family="text">
      <style:text-properties fo:color="#cccccc" fo:language="de" fo:country="DE"/>
    </style:style>
    <style:style style:name="T4" style:family="text">
      <style:text-properties fo:color="#003b79" style:font-name="Arial" fo:font-size="12pt" fo:language="de" fo:country="DE" style:font-name-asian="ＭＳ Ｐゴシック" style:font-size-asian="12pt" style:font-name-complex="ＭＳ Ｐゴシック" style:font-size-complex="12pt"/>
    </style:style>
    <style:style style:name="T5" style:family="text">
      <style:text-properties fo:color="#003b79" fo:language="de" fo:country="DE"/>
    </style:style>
    <style:style style:name="T6" style:family="text">
      <style:text-properties style:font-name="Arial" fo:font-size="20pt" fo:language="de" fo:country="DE" style:font-size-asian="20pt" style:font-size-complex="20pt"/>
    </style:style>
    <style:style style:name="T7" style:family="text">
      <style:text-properties style:font-name="Arial" fo:font-size="22pt" fo:language="de" fo:country="DE" style:font-size-asian="22pt" style:font-size-complex="22pt"/>
    </style:style>
    <style:style style:name="T8" style:family="text">
      <style:text-properties style:text-position="33% 58%" style:font-name="Arial" fo:font-size="22pt" fo:language="de" fo:country="DE" style:font-size-asian="22pt" style:font-size-complex="22pt"/>
    </style:style>
    <style:style style:name="T9" style:family="text">
      <style:text-properties fo:font-size="12pt" fo:language="de" fo:country="DE" style:font-size-asian="12pt" style:font-size-complex="12pt"/>
    </style:style>
    <style:style style:name="T10" style:family="text">
      <style:text-properties fo:color="#ccccff" fo:font-size="12pt" fo:language="de" fo:country="DE" style:font-size-asian="12pt" style:font-size-complex="12pt"/>
    </style:style>
    <style:style style:name="T11" style:family="text">
      <style:text-properties style:font-name="Arial" fo:font-size="18pt" fo:language="de" fo:country="DE" style:font-size-asian="18pt" style:font-size-complex="18pt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</text:list-style>
    <text:list-style style:name="L2">
      <text:list-level-style-number text:level="1" style:num-format="">
        <style:list-level-properties/>
        <style:text-properties fo:color="#cccc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Arial" style:font-family-generic="swiss" style:font-pitch="variable" fo:color="#003b7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el1" presentation:presentation-page-layout-name="AL1T0"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2">Bernd Schmidt</text:span></text:p>
                <text:p text:style-name="P1"><text:span text:style-name="T2">Thomas Volkmann</text:span></text:p>
                <text:p text:style-name="P1"><text:span text:style-name="T2">Chris Arnold</text:span></text:p>
              </text:list-header>
            </text:list>
            <text:list text:style-name="L2">
              <text:list-header>
                <text:p text:style-name="P1"><text:span text:style-name="T3">Norman Simanowski</text:span></text:p>
              </text:list-header>
            </text:list>
            <text:list text:style-name="L1">
              <text:list-header>
                <text:p text:style-name="P1"><text:span text:style-name="T2">Erfurt University of Applied Sciences </text:span></text:p>
              </text:list-header>
            </text:list>
          </draw:text-box>
        </draw:frame>
        <draw:custom-shape draw:style-name="gr1" draw:text-style-name="P2" draw:layer="layout" svg:width="14.627cm" svg:height="0.768cm" svg:x="0.873cm" svg:y="17.965cm">
          <text:list text:style-name="L1">
            <text:list-header>
              <text:p text:style-name="P3"><text:span text:style-name="T4">Wintersemester 2007/2008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 text:style-name="P4"><text:span text:style-name="T2">Initiierung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Projektdefinition</text:span></text:p>
                  </text:list-item>
                  <text:list-item>
                    <text:p text:style-name="P4"><text:span text:style-name="T2">Organigramm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Planung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Game Design</text:span></text:p>
                  </text:list-item>
                  <text:list-item>
                    <text:p text:style-name="P4"><text:span text:style-name="T2">Verwendete Technologien</text:span></text:p>
                  </text:list-item>
                  <text:list-item>
                    <text:p text:style-name="P4"><text:span text:style-name="T2">Technische Konzeption</text:span></text:p>
                  </text:list-item>
                  <text:list-item>
                    <text:p text:style-name="P4"><text:span text:style-name="T2">Pflichten- und Lastenheft</text:span></text:p>
                  </text:list-item>
                  <text:list-item>
                    <text:p text:style-name="P4"><text:span text:style-name="T2">Meilensteine und Deadlines</text:span></text:p>
                  </text:list-item>
                  <text:list-item>
                    <text:p text:style-name="P4"><text:span text:style-name="T2">Kosten</text:span></text:p>
                  </text:list-item>
                  <text:list-item>
                    <text:p text:style-name="P4"><text:span text:style-name="T2">Unternehmerisches Risiko</text:span></text:p>
                  </text:list-item>
                </text:list>
              </text:list-item>
            </text:list>
            <text:p><text:span text:style-name="T2"/></text:p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rojektdefinition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 text:style-name="P4"><text:span text:style-name="T2">Ascedancy (Vorherrschaft, Einfluss, Übergewicht)</text:span></text:p>
              </text:list-item>
              <text:list-item>
                <text:p text:style-name="P4"><text:span text:style-name="T2">Einflüsse der realen Welt in einem Spiel nutze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Terrain</text:span></text:p>
                  </text:list-item>
                  <text:list-item>
                    <text:p text:style-name="P4"><text:span text:style-name="T2">Wetter</text:span></text:p>
                  </text:list-item>
                  <text:list-item>
                    <text:p text:style-name="P4"><text:span text:style-name="T2">Goldpreise</text:span></text:p>
                  </text:list-item>
                  <text:list-item>
                    <text:p text:style-name="P4"><text:span text:style-name="T2">Position des Spielers</text:span></text:p>
                  </text:list-item>
                  <text:list-item>
                    <text:p text:style-name="P4"><text:span text:style-name="T2">Etc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Aufbau-Strategie-Spiel </text:span></text:p>
              </text:list-item>
              <text:list-item>
                <text:p text:style-name="P4"><text:span text:style-name="T2">Fantasy Genre</text:span></text:p>
              </text:list-item>
              <text:list-item>
                <text:p text:style-name="P4"><text:span text:style-name="T2">Pseudo-Rundenbasiert</text:span></text:p>
              </text:list-item>
              <text:list-item>
                <text:p text:style-name="P4"><text:span text:style-name="T2">Vergleichbar: Civilisation, Battle of Wesnoth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2">Organigramm</text:span></text:p>
              </text:list-header>
            </text:list>
          </draw:text-box>
        </draw:frame>
        <draw:custom-shape draw:style-name="gr3" draw:text-style-name="P2" draw:layer="layout" svg:width="9.785cm" svg:height="5.335cm" svg:x="8.233cm" svg:y="4.1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6.901cm" svg:height="4.599cm" svg:x="1.438cm" svg:y="11.399cm">
          <text:list text:style-name="L6">
            <text:list-header>
              <text:p text:style-name="P5"><text:span text:style-name="T6">Chris Arnold</text:span></text:p>
              <text:p text:style-name="P5"><text:span text:style-name="T6">Client Architektur /</text:span></text:p>
              <text:p text:style-name="P5"><text:span text:style-name="T6">GUI / </text:span></text:p>
              <text:p text:style-name="P5"><text:span text:style-name="T6">Game Desig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6.902cm" svg:height="4.599cm" svg:x="9.626cm" svg:y="11.399cm">
          <text:list text:style-name="L6">
            <text:list-header>
              <text:p text:style-name="P5"><text:span text:style-name="T6">Thomas Volkmann</text:span></text:p>
              <text:p text:style-name="P5"><text:span text:style-name="T6">Logik /</text:span></text:p>
              <text:p text:style-name="P5"><text:span text:style-name="T6">Client-Server</text:span></text:p>
              <text:p text:style-name="P5"><text:span text:style-name="T6">Kommunikation /</text:span></text:p>
              <text:p text:style-name="P5"><text:span text:style-name="T6">Game Desig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9.379cm" svg:height="4.913cm" svg:x="8.401cm" svg:y="4.33cm">
          <text:list text:style-name="L6">
            <text:list-header>
              <text:p text:style-name="P5"><text:span text:style-name="T6">Bernd Schmidt</text:span></text:p>
              <text:p text:style-name="P5"><text:span text:style-name="T6">Projektleitung /</text:span></text:p>
              <text:p text:style-name="P5"><text:span text:style-name="T6">Server Architekture /</text:span></text:p>
              <text:p text:style-name="P5"><text:span text:style-name="T6">Quality Management /</text:span></text:p>
              <text:p text:style-name="P5"><text:span text:style-name="T6">Game Design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4.888cm" svg:y1="11.399cm" svg:x2="13.09cm" svg:y2="9.243cm" draw:start-shape="id1" draw:start-glue-point="0" draw:end-shape="id2" draw:end-glue-point="2" svg:d="M4888 11399v-1079h8202v-1077" svg:viewBox="0 0 8203 2157">
          <text:p/>
        </draw:connector>
        <draw:connector draw:style-name="gr6" draw:text-style-name="P6" draw:layer="layout" svg:x1="13.09cm" svg:y1="9.243cm" svg:x2="13.077cm" svg:y2="11.399cm" draw:start-shape="id2" draw:start-glue-point="2" draw:end-shape="id3" draw:end-glue-point="0" svg:d="M13090 9243v1077h-13v1079" svg:viewBox="0 0 14 2157">
          <text:p/>
        </draw:connector>
        <draw:custom-shape draw:style-name="gr7" draw:text-style-name="P2" xml:id="id4" draw:id="id4" draw:layer="layout" svg:width="6.901cm" svg:height="4.599cm" svg:x="17.908cm" svg:y="11.399cm">
          <text:list text:style-name="L6">
            <text:list-header>
              <text:p text:style-name="P5"><text:span text:style-name="T6">Norman Simanowski</text:span></text:p>
              <text:p text:style-name="P5"><text:span text:style-name="T6">Style /</text:span></text:p>
              <text:p text:style-name="P5"><text:span text:style-name="T6">World Design / </text:span></text:p>
              <text:p text:style-name="P5"><text:span text:style-name="T6">Game Design /</text:span></text:p>
              <text:p text:style-name="P5"><text:span text:style-name="T6">Grafik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3.09cm" svg:y1="9.243cm" svg:x2="21.358cm" svg:y2="11.399cm" draw:start-shape="id2" draw:start-glue-point="2" draw:end-shape="id4" draw:end-glue-point="0" svg:d="M13090 9243v1077h8268v1079" svg:viewBox="0 0 8269 2157">
          <text:p/>
        </draw:connector>
        <presentation:notes draw:style-name="dp2">
          <draw:page-thumbnail draw:layer="layout" svg:width="12.7cm" svg:height="9.525cm" svg:x="3.175cm" svg:y="1.905cm" draw:page-number="4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Game Design</text:span></text:p>
          </draw:text-box>
        </draw:frame>
        <draw:frame presentation:style-name="pr5" draw:layer="layout" svg:width="24.5cm" svg:height="15.403cm" svg:x="0.9cm" svg:y="2.923cm" presentation:class="outlin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5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Lastenheft / Pflichtenheft</text:span></text:p>
          </draw:text-box>
        </draw:frame>
        <draw:frame presentation:style-name="pr5" draw:layer="layout" svg:width="24.5cm" svg:height="15.403cm" svg:x="0.9cm" svg:y="2.923cm" presentation:class="outlin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6" presentation:class="page"/>
          <draw:custom-shape draw:style-name="gr8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Meilensteine / Deadlines</text:span></text:p>
          </draw:text-box>
        </draw:frame>
        <draw:frame presentation:style-name="pr5" draw:layer="layout" svg:width="24.5cm" svg:height="15.403cm" svg:x="0.9cm" svg:y="2.923cm" presentation:class="outlin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7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Kosten</text:span></text:p>
          </draw:text-box>
        </draw:frame>
        <draw:frame draw:layer="layout" svg:width="23.551cm" svg:height="11.287cm" svg:x="0.957cm" svg:y="3.418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6">
                  <text:list-header>
                    <text:p text:style-name="P7"><text:span text:style-name="T7">Kostenträger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7"><text:span text:style-name="T7">Theoretische Kosten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6">
                  <text:list-header>
                    <text:p text:style-name="P7"><text:span text:style-name="T7">Xamarin</text:span></text:p>
                  </text:list-header>
                </text:list>
              </table:table-cell>
              <table:table-cell table:style-name="ce4">
                <text:list text:continue-numbering="true" text:style-name="L6">
                  <text:list-header>
                    <text:p text:style-name="P7"><text:span text:style-name="T7">100 € / Monat</text:span></text:p>
                    <text:p text:style-name="P7"><text:span text:style-name="T7">(4 x Indie Lizenz)</text:span><text:span text:style-name="T8">[1]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6">
                  <text:list-header>
                    <text:p text:style-name="P7"><text:span text:style-name="T7">Genymotion</text:span></text:p>
                  </text:list-header>
                </text:list>
              </table:table-cell>
              <table:table-cell table:style-name="ce6">
                <text:list text:continue-numbering="true" text:style-name="L6">
                  <text:list-header>
                    <text:p text:style-name="P8"><text:span text:style-name="T7">33 € / Monat</text:span></text:p>
                    <text:p text:style-name="P8"><text:span text:style-name="T7">(4 x Indie Lizenz)</text:span><text:span text:style-name="T8">[2]</text:span></text:p>
                  </text:list-header>
                </text:list>
              </table:table-cell>
            </table:table-row>
            <table:table-row table:style-name="ro3">
              <table:table-cell table:style-name="ce7">
                <text:list text:continue-numbering="true" text:style-name="L6">
                  <text:list-header>
                    <text:p text:style-name="P7"><text:span text:style-name="T7">Personalkosten</text:span></text:p>
                  </text:list-header>
                </text:list>
              </table:table-cell>
              <table:table-cell table:style-name="ce8">
                <text:list text:continue-numbering="true" text:style-name="L6">
                  <text:list-header>
                    <text:p text:style-name="P9"><text:span text:style-name="T7">16000 € / Monat </text:span></text:p>
                    <text:p text:style-name="P9"><text:span text:style-name="T7">(4 Entwickler x 4000€ )</text:span><text:span text:style-name="T8">[3]</text:span></text:p>
                  </text:list-header>
                </text:list>
              </table:table-cell>
            </table:table-row>
            <table:table-row table:style-name="ro3">
              <table:table-cell table:style-name="ce9">
                <text:list text:continue-numbering="true" text:style-name="L6">
                  <text:list-header>
                    <text:p text:style-name="P9"><text:span text:style-name="T7">Entwicklerlizenzen</text:span></text:p>
                  </text:list-header>
                </text:list>
              </table:table-cell>
              <table:table-cell table:style-name="ce10">
                <text:list text:style-name="L7">
                  <text:list-header>
                    <text:p text:style-name="P9"><text:span text:style-name="T7">99 € / Jahr iOS</text:span><text:span text:style-name="T8">[4]</text:span></text:p>
                    <text:p text:style-name="P9"><text:span text:style-name="T7">25 € Einmalig Android</text:span><text:span text:style-name="T8">[5]</text:span></text:p>
                  </text:list-header>
                </text:list>
              </table:table-cell>
            </table:table-row>
            <table:table-row table:style-name="ro4">
              <table:table-cell table:style-name="ce11">
                <text:list text:continue-numbering="true" text:style-name="L7">
                  <text:list-header>
                    <text:p text:style-name="P10"><text:span text:style-name="T7">Server</text:span></text:p>
                  </text:list-header>
                </text:list>
              </table:table-cell>
              <table:table-cell table:style-name="ce12">
                <text:list text:continue-numbering="true" text:style-name="L7">
                  <text:list-header>
                    <text:p text:style-name="P10"><text:span text:style-name="T7">~ 1000 € / Monat</text:span></text:p>
                  </text:list-header>
                </text:list>
              </table:table-cell>
            </table:table-row>
            <table:table-row table:style-name="ro5">
              <table:table-cell table:style-name="ce13">
                <text:list text:style-name="L6">
                  <text:list-header>
                    <text:p text:style-name="P7"><text:span text:style-name="T7">Insgesamt</text:span></text:p>
                  </text:list-header>
                </text:list>
              </table:table-cell>
              <table:table-cell table:style-name="ce14">
                <text:list text:style-name="L7">
                  <text:list-header>
                    <text:p text:style-name="P9"><text:span text:style-name="T7">~ 16 250 € / Monat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2" draw:layer="layout" svg:width="21.096cm" svg:height="2.787cm" svg:x="0.9cm" svg:y="15.399cm">
          <text:list text:style-name="L7">
            <text:list-header>
              <text:p text:style-name="P1"><text:span text:style-name="T9">[1] </text:span><text:span text:style-name="T10"><text:a xlink:href="https://www.genymotion.com/#!/pricing" xlink:type="simple">https://www.genymotion.com/#!/pricing</text:a></text:span></text:p>
              <text:p text:style-name="P1"><text:span text:style-name="T9">[2] </text:span><text:span text:style-name="T10"><text:a xlink:href="https://store.xamarin.com/" xlink:type="simple">https://store.xamarin.com/</text:a></text:span></text:p>
              <text:p text:style-name="P1"><text:span text:style-name="T9">[3] </text:span><text:span text:style-name="T10"><text:a xlink:href="http://www.gehalt.de/einkommen/suche/App-Programmierer" xlink:type="simple">http://www.gehalt.de/einkommen/suche/App-Programmierer</text:a></text:span></text:p>
              <text:p text:style-name="P1"><text:span text:style-name="T9">[4] </text:span><text:span text:style-name="T10"><text:a xlink:href="https://developer.apple.com/programs/start/ios/" xlink:type="simple">https://developer.apple.com/programs/start/ios/</text:a></text:span></text:p>
              <text:p text:style-name="P1"><text:span text:style-name="T9">[5] </text:span><text:span text:style-name="T10"><text:a xlink:href="https://support.google.com/googleplay/android-developer/answer/6112435?hl=en&amp;rd=1" xlink:type="simple">https://support.google.com/googleplay/android-developer/answer/6112435?hl=en&amp;rd=1</text:a></text:span><text:span text:style-name="T9">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8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Potentielle Einnahmen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 text:style-name="P4"><text:span text:style-name="T2">Volkswirtschaftliche Betrachtung</text:span></text:p>
              </text:list-item>
              <text:list-item>
                <text:p text:style-name="P4"><text:span text:style-name="T2">Aktuell keine Einnahmen geplant</text:span></text:p>
              </text:list-item>
              <text:list-item>
                <text:p><text:span text:style-name="T2">App</text:span></text:p>
                <text:p><text:span text:style-name="T2">Einmalig. Schwierigere Verbreitung da höhere Einstiegshürde</text:span></text:p>
              </text:list-item>
              <text:list-item>
                <text:p><text:span text:style-name="T2">In-App Käufe</text:span></text:p>
                <text:p><text:span text:style-name="T2">Frustfaktor bei Pay2Win. Maximal hübsche Skins oder Statussymbole.</text:span></text:p>
              </text:list-item>
              <text:list-item>
                <text:p><text:span text:style-name="T2">Advertisments </text:span></text:p>
                <text:p><text:span text:style-name="T2">Nervig. Eventuell mit In-App Käufen kombinierbar (z.B. um sich werbefrei zu kaufen)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Standard" presentation:presentation-page-layout-name="AL2T1"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5">Unternehmerisches Risiko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3">
              <text:list-item>
                <text:p text:style-name="P4"><text:span text:style-name="T2">Kein Unternehmen → kein unternehmerisches Risiko</text:span></text:p>
              </text:list-item>
              <text:list-item>
                <text:p text:style-name="P4"><text:span text:style-name="T2">Risiko bei Entwickler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Bei nicht gelingen oder schlechter Umsetzung schlechte No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0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presentation-page-layout-name="AL2T1">
        <draw:frame presentation:style-name="pr6" draw:text-style-name="P2" draw:layer="layout" svg:width="18.401cm" svg:height="1.786cm" svg:x="0.899cm" svg:y="0.798cm" presentation:class="title" presentation:user-transformed="true">
          <draw:text-box>
            <text:list text:style-name="L1">
              <text:list-header>
                <text:p text:style-name="P1"><text:span text:style-name="T2">Verwendete Techniken</text:span></text:p>
              </text:list-header>
            </text:list>
          </draw:text-box>
        </draw:frame>
        <draw:frame draw:layer="layout" svg:width="23.312cm" svg:height="14.011cm" svg:x="0.957cm" svg:y="3.41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>
              <table:table-cell table:style-name="ce15"/>
              <table:table-cell table:style-name="ce16">
                <text:list text:style-name="L6">
                  <text:list-header>
                    <text:p text:style-name="P8"><text:span text:style-name="T11">Selbst programmieren</text:span></text:p>
                  </text:list-header>
                </text:list>
              </table:table-cell>
              <table:table-cell table:style-name="ce17">
                <text:list text:continue-numbering="true" text:style-name="L6">
                  <text:list-header>
                    <text:p text:style-name="P8"><text:span text:style-name="T11">Xamarin</text:span></text:p>
                  </text:list-header>
                </text:list>
              </table:table-cell>
              <table:table-cell table:style-name="ce18">
                <text:list text:continue-numbering="true" text:style-name="L6">
                  <text:list-header>
                    <text:p text:style-name="P8"><text:span text:style-name="T11">Unity3D</text:span></text:p>
                  </text:list-header>
                </text:list>
              </table:table-cell>
            </table:table-row>
            <table:table-row table:style-name="ro7">
              <table:table-cell table:style-name="ce19">
                <text:list text:continue-numbering="true" text:style-name="L6">
                  <text:list-header>
                    <text:p text:style-name="P8"><text:span text:style-name="T11">Programmiersprache</text:span></text:p>
                  </text:list-header>
                </text:list>
              </table:table-cell>
              <table:table-cell table:style-name="ce20">
                <text:list text:continue-numbering="true" text:style-name="L6">
                  <text:list-header>
                    <text:p text:style-name="P8"><text:span text:style-name="T11">Java, C#, Objetive C / Swift</text:span></text:p>
                  </text:list-header>
                </text:list>
              </table:table-cell>
              <table:table-cell table:style-name="ce21">
                <text:list text:continue-numbering="true" text:style-name="L6">
                  <text:list-header>
                    <text:p text:style-name="P8"><text:span text:style-name="T11">C#</text:span></text:p>
                  </text:list-header>
                </text:list>
              </table:table-cell>
              <table:table-cell table:style-name="ce22">
                <text:list text:continue-numbering="true" text:style-name="L6">
                  <text:list-header>
                    <text:p text:style-name="P8"><text:span text:style-name="T11">C#, JavaScript, Boo</text:span></text:p>
                  </text:list-header>
                </text:list>
              </table:table-cell>
            </table:table-row>
            <table:table-row table:style-name="ro8">
              <table:table-cell table:style-name="ce23">
                <text:list text:continue-numbering="true" text:style-name="L6">
                  <text:list-header>
                    <text:p text:style-name="P8"><text:span text:style-name="T11">Akkulaufzeit</text:span></text:p>
                  </text:list-header>
                </text:list>
              </table:table-cell>
              <table:table-cell table:style-name="ce24">
                <text:list text:continue-numbering="true" text:style-name="L6">
                  <text:list-header>
                    <text:p text:style-name="P8"><text:span text:style-name="T11">Hoch</text:span></text:p>
                  </text:list-header>
                </text:list>
              </table:table-cell>
              <table:table-cell table:style-name="ce25">
                <text:list text:continue-numbering="true" text:style-name="L6">
                  <text:list-header>
                    <text:p text:style-name="P8"><text:span text:style-name="T11">Hoch</text:span></text:p>
                  </text:list-header>
                </text:list>
              </table:table-cell>
              <table:table-cell table:style-name="ce26">
                <text:list text:continue-numbering="true" text:style-name="L6">
                  <text:list-header>
                    <text:p text:style-name="P8"><text:span text:style-name="T11">Gering</text:span></text:p>
                  </text:list-header>
                </text:list>
              </table:table-cell>
            </table:table-row>
            <table:table-row table:style-name="ro8">
              <table:table-cell table:style-name="ce27">
                <text:list text:continue-numbering="true" text:style-name="L6">
                  <text:list-header>
                    <text:p text:style-name="P8"><text:span text:style-name="T11">Speicherauslastung</text:span></text:p>
                  </text:list-header>
                </text:list>
              </table:table-cell>
              <table:table-cell table:style-name="ce28">
                <text:list text:continue-numbering="true" text:style-name="L6">
                  <text:list-header>
                    <text:p text:style-name="P8"><text:span text:style-name="T11">Gering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8"><text:span text:style-name="T11">Gering-Mittel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8"><text:span text:style-name="T11">Mittel-Hoch</text:span></text:p>
                  </text:list-header>
                </text:list>
              </table:table-cell>
            </table:table-row>
            <table:table-row table:style-name="ro6">
              <table:table-cell table:style-name="ce31">
                <text:list text:continue-numbering="true" text:style-name="L6">
                  <text:list-header>
                    <text:p text:style-name="P8"><text:span text:style-name="T11">Code Reuse (andere Plattformen)</text:span></text:p>
                  </text:list-header>
                </text:list>
              </table:table-cell>
              <table:table-cell table:style-name="ce32">
                <text:list text:continue-numbering="true" text:style-name="L6">
                  <text:list-header>
                    <text:p text:style-name="P8"><text:span text:style-name="T11">Gering</text:span></text:p>
                  </text:list-header>
                </text:list>
              </table:table-cell>
              <table:table-cell table:style-name="ce33">
                <text:list text:continue-numbering="true" text:style-name="L6">
                  <text:list-header>
                    <text:p text:style-name="P8"><text:span text:style-name="T11">Hoch</text:span></text:p>
                  </text:list-header>
                </text:list>
              </table:table-cell>
              <table:table-cell table:style-name="ce34">
                <text:list text:continue-numbering="true" text:style-name="L6">
                  <text:list-header>
                    <text:p text:style-name="P8"><text:span text:style-name="T11">Sehr Hoch</text:span></text:p>
                  </text:list-header>
                </text:list>
              </table:table-cell>
            </table:table-row>
            <table:table-row table:style-name="ro7">
              <table:table-cell table:style-name="ce35">
                <text:list text:continue-numbering="true" text:style-name="L6">
                  <text:list-header>
                    <text:p text:style-name="P8"><text:span text:style-name="T11">Code Reuse (Client, Server)</text:span></text:p>
                  </text:list-header>
                </text:list>
              </table:table-cell>
              <table:table-cell table:style-name="ce36">
                <text:list text:continue-numbering="true" text:style-name="L6">
                  <text:list-header>
                    <text:p text:style-name="P8"><text:span text:style-name="T11">Hoch</text:span></text:p>
                  </text:list-header>
                </text:list>
              </table:table-cell>
              <table:table-cell table:style-name="ce37">
                <text:list text:continue-numbering="true" text:style-name="L6">
                  <text:list-header>
                    <text:p text:style-name="P8"><text:span text:style-name="T11">Mittel-Hoch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8"><text:span text:style-name="T11">Gering (an Unity gebunden)</text:span></text:p>
                  </text:list-header>
                </text:list>
              </table:table-cell>
            </table:table-row>
            <table:table-row table:style-name="ro9">
              <table:table-cell table:style-name="ce39">
                <text:list text:continue-numbering="true" text:style-name="L6">
                  <text:list-header>
                    <text:p text:style-name="P8"><text:span text:style-name="T11">Unterstützte Plattformen</text:span></text:p>
                  </text:list-header>
                </text:list>
              </table:table-cell>
              <table:table-cell table:style-name="ce40">
                <text:list text:continue-numbering="true" text:style-name="L6">
                  <text:list-header>
                    <text:p text:style-name="P8"><text:span text:style-name="T11">IOS oder Android oder Windows Phone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8"><text:span text:style-name="T11">IOS, Android, Windows Phone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8"><text:span text:style-name="T11">IOS, Android, Windows Phone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1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pitch="fixed"/>
    <style:font-face style:name="Arial" svg:font-family="Arial" style:font-pitch="variable"/>
    <style:font-face style:name="DejaVu Sans" svg:font-family="'DejaVu Sans'" style:font-pitch="variable"/>
    <style:font-face style:name="Droid Sans Fallback1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0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margin-top="0.264cm" fo:margin-bottom="0cm" fo:line-height="100%" fo:text-align="center" fo:text-indent="0cm" style:punctuation-wrap="simple" style:line-break="normal"/>
    </style:style>
    <style:style style:name="MP7" style:family="paragraph">
      <style:paragraph-properties fo:text-align="center"/>
    </style:style>
    <style:style style:name="MP8" style:family="paragraph">
      <style:paragraph-properties fo:margin-left="0.599cm" fo:margin-right="0cm" fo:text-indent="-0.595cm" style:line-break="strict"/>
    </style:style>
    <style:style style:name="MP9" style:family="paragraph">
      <style:paragraph-properties fo:margin-left="0.599cm" fo:margin-right="0cm" fo:text-indent="-0.595cm" style:line-break="strict" style:writing-mode="lr-tb" style:font-independent-line-spacing="true"/>
    </style:style>
    <style:style style:name="MP10" style:family="paragraph">
      <style:paragraph-properties fo:margin-left="0.599cm" fo:margin-right="0cm" fo:text-align="end" fo:text-indent="-0.595cm" style:line-break="strict"/>
    </style:style>
    <style:style style:name="MP11" style:family="paragraph">
      <style:paragraph-properties fo:margin-left="0.599cm" fo:margin-right="0cm" fo:text-align="end" fo:text-indent="-0.595cm" style:line-break="strict" style:writing-mode="lr-tb" style:font-independent-line-spacing="true"/>
    </style:style>
    <style:style style:name="MT1" style:family="text">
      <style:text-properties fo:color="#003b79" style:font-name="Arial" fo:font-size="12pt" fo:language="de" fo:country="DE" style:font-name-asian="ＭＳ Ｐゴシック" style:font-size-asian="12pt" style:font-name-complex="ＭＳ Ｐゴシック" style:font-size-complex="12pt"/>
    </style:style>
    <style:style style:name="MT2" style:family="text">
      <style:text-properties fo:font-size="12pt" fo:language="de" fo:country="DE" style:font-name-asian="DejaVu Sans" style:font-size-asian="12pt" style:font-name-complex="DejaVu Sans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3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4.817cm" svg:height="0.768cm" svg:x="0.882cm" svg:y="18.287cm">
        <text:list text:style-name="ML2">
          <text:list-header>
            <text:p text:style-name="MP4"><text:span text:style-name="MT1">Vorname Nachname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2.677cm" svg:height="0.723cm" svg:x="19.301cm" svg:y="-0.002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5.207cm" svg:height="1.623cm" svg:x="19.293cm" svg:y="1.279cm">
        <draw:image xlink:href="Pictures/100002010000041500000145F81DACDC.png" xlink:type="simple" xlink:show="embed" xlink:actuate="onLoad">
          <text:p/>
        </draw:image>
      </draw:frame>
      <draw:custom-shape draw:style-name="Mgr9" draw:text-style-name="MP3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-0.013cm" svg:y1="2.681cm" svg:x2="21.978cm" svg:y2="2.69cm">
        <text:p/>
      </draw:line>
      <draw:custom-shape draw:style-name="Mgr11" draw:text-style-name="MP3" draw:layer="backgroundobjects" svg:width="2.677cm" svg:height="0.723cm" svg:x="19.301cm" svg:y="18.325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3" draw:layer="backgroundobjects" svg:width="2.69cm" svg:height="0.768cm" svg:x="19.288cm" svg:y="18.322cm">
        <text:list text:style-name="ML2">
          <text:list-header>
            <text:p text:style-name="MP6"><text:span text:style-name="MT1"><text:page-number>&lt;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3" draw:text-style-name="MP7" draw:layer="backgroundobjects" svg:width="19.05cm" svg:height="25.4cm" svg:x="0cm" svg:y="0cm">
          <text:p/>
        </draw:rect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4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5" draw:text-style-name="MP9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16" draw:text-style-name="MP11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draw:style-name="Mgr17" draw:text-style-name="MP9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18" draw:text-style-name="MP11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0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5" draw:text-style-name="MP3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4.493cm" svg:height="1.477cm" svg:x="15.58cm" svg:y="-0.002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5" draw:layer="backgroundobjects" svg:width="8.704cm" svg:height="2.712cm" svg:x="15.58cm" svg:y="2.35cm">
        <draw:image xlink:href="Pictures/100002010000041500000145F81DACDC.png" xlink:type="simple" xlink:show="embed" xlink:actuate="onLoad">
          <text:p/>
        </draw:image>
      </draw:frame>
      <draw:custom-shape draw:style-name="Mgr19" draw:text-style-name="MP3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5" draw:layer="backgroundobjects" svg:x1="0.004cm" svg:y1="4.625cm" svg:x2="20.073cm" svg:y2="4.598cm">
        <text:p/>
      </draw:line>
      <draw:custom-shape draw:style-name="Mgr11" draw:text-style-name="MP3" draw:layer="backgroundobjects" svg:width="4.489cm" svg:height="1.477cm" svg:x="15.58cm" svg:y="17.575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3" draw:text-style-name="MP7" draw:layer="backgroundobjects" svg:width="19.05cm" svg:height="25.4cm" svg:x="0cm" svg:y="0cm">
          <text:p/>
        </draw:rect>
        <draw:custom-shape draw:style-name="Mgr20" draw:text-style-name="MP3" draw:layer="Hintergrundobjekte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0" draw:text-style-name="MP3" draw:layer="Hintergrundobjekte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9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9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0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03-26T01:44:28.199644905</dc:date>
    <meta:editing-cycles>917</meta:editing-cycles>
    <meta:editing-duration>P11DT10H36M21S</meta:editing-duration>
    <meta:generator>LibreOffice/4.2.7.2$Linux_X86_64 LibreOffice_project/420m0$Build-2</meta:generator>
    <meta:document-statistic meta:object-count="103"/>
  </office:meta>
</office:document-meta>
</file>